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short summary of what you did in the last 2 weeks and whether to achieved your previous goal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Problems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biggest problems you encountere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next steps you will take in the next week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11T13:22:41.478146702</meta:creation-date>
    <dc:date>2024-09-11T13:33:07.054572813</dc:date>
    <meta:editing-duration>PT5M25S</meta:editing-duration>
    <meta:editing-cycles>2</meta:editing-cycles>
    <meta:generator>LibreOffice/7.3.7.2$Linux_X86_64 LibreOffice_project/30$Build-2</meta:generator>
    <meta:document-statistic meta:object-count="33"/>
  </office:meta>
</office:document-meta>
</file>